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R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796" calcext:value-type="float">
            <text:p>1796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LR – 5000</text:p>
          </table:table-cell>
          <table:table-cell table:number-columns-repeated="2" office:value-type="float" office:value="5000" calcext:value-type="float">
            <text:p>5000</text:p>
          </table:table-cell>
          <table:table-cell table:formula="of:=([.D$1]-1)*[.B$1]/[.B2]+1" office:value-type="float" office:value="360" calcext:value-type="float">
            <text:p>360</text:p>
          </table:table-cell>
          <table:table-cell table:formula="of:=([.E$1]-1)*[.C$1]/[.C2]+1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LR – 5000</text:p>
          </table:table-cell>
          <table:table-cell table:number-columns-repeated="2" office:value-type="float" office:value="2500" calcext:value-type="float">
            <text:p>2500</text:p>
          </table:table-cell>
          <table:table-cell table:formula="of:=([.D$1]-1)*[.B$1]/[.B3]+1" office:value-type="float" office:value="719" calcext:value-type="float">
            <text:p>719</text:p>
          </table:table-cell>
          <table:table-cell table:formula="of:=([.E$1]-1)*[.C$1]/[.C3]+1" office:value-type="float" office:value="929" calcext:value-type="float">
            <text:p>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1:24:16.392371699</meta:creation-date>
    <dc:date>2024-03-05T12:10:39.889513135</dc:date>
    <meta:editing-duration>PT36M13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